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1pt" officeooo:rsid="001bfb65" officeooo:paragraph-rsid="0017ecc3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officeooo:rsid="001bfb65" officeooo:paragraph-rsid="00186095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officeooo:rsid="001bfb65" officeooo:paragraph-rsid="00193fc2" style:font-size-asian="9.60000038146973pt" style:font-size-complex="11pt"/>
    </style:style>
    <style:style style:name="P4" style:family="paragraph" style:parent-style-name="Standard">
      <style:text-properties style:font-name="Arial1" fo:font-size="11pt" officeooo:rsid="001bfb65" officeooo:paragraph-rsid="0017ecc3" style:font-size-asian="9.60000038146973pt" style:font-size-complex="11pt"/>
    </style:style>
    <style:style style:name="P5" style:family="paragraph" style:parent-style-name="Standard">
      <style:text-properties style:font-name="Arial1" fo:font-size="11pt" officeooo:rsid="001bfb65" officeooo:paragraph-rsid="00186095" style:font-size-asian="9.60000038146973pt" style:font-size-complex="11pt"/>
    </style:style>
    <style:style style:name="P6" style:family="paragraph" style:parent-style-name="Standard">
      <style:text-properties style:font-name="Arial1" fo:font-size="11pt" officeooo:rsid="001bfb65" officeooo:paragraph-rsid="00193fc2" style:font-size-asian="9.60000038146973pt" style:font-size-complex="11pt"/>
    </style:style>
    <style:style style:name="P7" style:family="paragraph" style:parent-style-name="Standard" style:list-style-name="L8">
      <style:paragraph-properties fo:text-align="start" style:justify-single-word="false"/>
      <style:text-properties style:font-name="Arial1" fo:font-size="11pt" officeooo:rsid="00210e18" officeooo:paragraph-rsid="0017ecc3" style:font-size-asian="9.60000038146973pt" style:font-size-complex="11pt"/>
    </style:style>
    <style:style style:name="P8" style:family="paragraph" style:parent-style-name="Standard" style:list-style-name="L10">
      <style:paragraph-properties fo:text-align="start" style:justify-single-word="false"/>
      <style:text-properties style:font-name="Arial1" fo:font-size="11pt" officeooo:rsid="00210e18" officeooo:paragraph-rsid="00186095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rsid="00210e18" officeooo:paragraph-rsid="0017ecc3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210e18" officeooo:paragraph-rsid="00186095" style:font-size-asian="9.60000038146973pt" style:font-size-complex="11pt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Arial1" fo:font-size="11pt" officeooo:rsid="0022b80b" officeooo:paragraph-rsid="0018609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22b80b" officeooo:paragraph-rsid="0018609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93fc2" officeooo:paragraph-rsid="00193fc2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20pt" officeooo:rsid="001bfb65" officeooo:paragraph-rsid="0017ecc3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20pt" officeooo:rsid="001bfb65" officeooo:paragraph-rsid="00186095" style:font-size-asian="17.5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20pt" officeooo:rsid="001bfb65" officeooo:paragraph-rsid="00193fc2" style:font-size-asian="17.5pt" style:font-size-complex="20pt"/>
    </style:style>
    <style:style style:name="P17" style:family="paragraph" style:parent-style-name="Standard">
      <style:text-properties style:font-name="Arial1" fo:font-size="20pt" officeooo:rsid="001bfb65" officeooo:paragraph-rsid="0017ecc3" style:font-size-asian="17.5pt" style:font-size-complex="20pt"/>
    </style:style>
    <style:style style:name="P18" style:family="paragraph" style:parent-style-name="Standard">
      <style:text-properties style:font-name="Arial1" fo:font-size="20pt" officeooo:rsid="001bfb65" officeooo:paragraph-rsid="00186095" style:font-size-asian="17.5pt" style:font-size-complex="20pt"/>
    </style:style>
    <style:style style:name="P19" style:family="paragraph" style:parent-style-name="Standard">
      <style:text-properties style:font-name="Arial1" fo:font-size="20pt" officeooo:rsid="001bfb65" officeooo:paragraph-rsid="00193fc2" style:font-size-asian="17.5pt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6pt" officeooo:rsid="001bfb65" officeooo:paragraph-rsid="0017ecc3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6pt" officeooo:rsid="001bfb65" officeooo:paragraph-rsid="00186095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6pt" officeooo:rsid="001bfb65" officeooo:paragraph-rsid="00193fc2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6pt" officeooo:rsid="001bfb65" officeooo:paragraph-rsid="0017ecc3" style:font-size-asian="14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6pt" officeooo:rsid="001bfb65" officeooo:paragraph-rsid="00186095" style:font-size-asian="14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6pt" officeooo:rsid="001bfb65" officeooo:paragraph-rsid="00193fc2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6pt" officeooo:rsid="001bfb65" officeooo:paragraph-rsid="0017ecc3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6pt" officeooo:rsid="001bfb65" officeooo:paragraph-rsid="00186095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6pt" officeooo:rsid="001bfb65" officeooo:paragraph-rsid="00193fc2" style:font-size-asian="14pt" style:font-size-complex="16pt"/>
    </style:style>
    <style:style style:name="P29" style:family="paragraph" style:parent-style-name="Standard">
      <style:text-properties officeooo:rsid="001bfb65" officeooo:paragraph-rsid="0017ecc3"/>
    </style:style>
    <style:style style:name="P30" style:family="paragraph" style:parent-style-name="Standard">
      <style:text-properties officeooo:rsid="001bfb65" officeooo:paragraph-rsid="00186095"/>
    </style:style>
    <style:style style:name="P31" style:family="paragraph" style:parent-style-name="Standard">
      <style:text-properties officeooo:rsid="001bfb65" officeooo:paragraph-rsid="00193fc2"/>
    </style:style>
    <style:style style:name="P32" style:family="paragraph" style:parent-style-name="Standard">
      <style:paragraph-properties fo:text-align="start" style:justify-single-word="false"/>
      <style:text-properties officeooo:paragraph-rsid="0017ecc3"/>
    </style:style>
    <style:style style:name="P33" style:family="paragraph" style:parent-style-name="Standard">
      <style:paragraph-properties fo:text-align="start" style:justify-single-word="false"/>
      <style:text-properties officeooo:paragraph-rsid="00186095"/>
    </style:style>
    <style:style style:name="P34" style:family="paragraph" style:parent-style-name="Standard">
      <style:paragraph-properties fo:text-align="start" style:justify-single-word="false"/>
      <style:text-properties officeooo:paragraph-rsid="00193fc2"/>
    </style:style>
    <style:style style:name="P35" style:family="paragraph" style:parent-style-name="Standard">
      <style:text-properties officeooo:rsid="00193fc2" officeooo:paragraph-rsid="00193fc2"/>
    </style:style>
    <style:style style:name="P36" style:family="paragraph" style:parent-style-name="Text_20_body" style:list-style-name="L7">
      <style:paragraph-properties fo:text-align="start" style:justify-single-word="false"/>
      <style:text-properties style:font-name="Arial1" fo:font-size="11pt" officeooo:rsid="001e5b88" officeooo:paragraph-rsid="0017ecc3" style:font-size-asian="9.60000038146973pt" style:font-size-complex="11pt"/>
    </style:style>
    <style:style style:name="P37" style:family="paragraph" style:parent-style-name="Text_20_body" style:list-style-name="L9">
      <style:paragraph-properties fo:text-align="start" style:justify-single-word="false"/>
      <style:text-properties style:font-name="Arial1" fo:font-size="11pt" officeooo:rsid="001e5b88" officeooo:paragraph-rsid="0017ecc3" style:font-size-asian="9.60000038146973pt" style:font-size-complex="11pt"/>
    </style:style>
    <style:style style:name="P38" style:family="paragraph" style:parent-style-name="Text_20_body">
      <style:paragraph-properties fo:text-align="start" style:justify-single-word="false"/>
      <style:text-properties style:font-name="Arial1" fo:font-size="11pt" officeooo:rsid="001e5b88" officeooo:paragraph-rsid="0017ecc3" style:font-size-asian="9.60000038146973pt" style:font-size-complex="11pt"/>
    </style:style>
    <style:style style:name="P39" style:family="paragraph" style:parent-style-name="Text_20_body" style:list-style-name="L12">
      <style:paragraph-properties fo:text-align="start" style:justify-single-word="false"/>
      <style:text-properties style:font-name="Arial1" fo:font-size="11pt" officeooo:rsid="001e5b88" officeooo:paragraph-rsid="00193fc2" style:font-size-asian="9.60000038146973pt" style:font-size-complex="11pt"/>
    </style:style>
    <style:style style:name="P40" style:family="paragraph" style:parent-style-name="Text_20_body" style:list-style-name="L13">
      <style:paragraph-properties fo:text-align="start" style:justify-single-word="false"/>
      <style:text-properties style:font-name="Arial1" fo:font-size="11pt" officeooo:rsid="001e5b88" officeooo:paragraph-rsid="00186095" style:font-size-asian="9.60000038146973pt" style:font-size-complex="11pt"/>
    </style:style>
    <style:style style:name="P41" style:family="paragraph" style:parent-style-name="Text_20_body">
      <style:paragraph-properties fo:text-align="start" style:justify-single-word="false"/>
      <style:text-properties style:font-name="Arial1" fo:font-size="11pt" officeooo:rsid="001e5b88" officeooo:paragraph-rsid="00186095" style:font-size-asian="9.60000038146973pt" style:font-size-complex="11pt"/>
    </style:style>
    <style:style style:name="P42" style:family="paragraph" style:parent-style-name="Text_20_body" style:list-style-name="L15">
      <style:paragraph-properties fo:text-align="start" style:justify-single-word="false"/>
      <style:text-properties style:font-name="Arial1" fo:font-size="11pt" officeooo:rsid="001e5b88" officeooo:paragraph-rsid="00193fc2" style:font-size-asian="9.60000038146973pt" style:font-size-complex="11pt"/>
    </style:style>
    <style:style style:name="P43" style:family="paragraph" style:parent-style-name="Text_20_body" style:list-style-name="L2">
      <style:paragraph-properties fo:text-align="start" style:justify-single-word="false"/>
      <style:text-properties style:font-name="Arial1" fo:font-size="11pt" officeooo:rsid="001bfb65" officeooo:paragraph-rsid="0017ecc3" style:font-size-asian="9.60000038146973pt" style:font-size-complex="11pt"/>
    </style:style>
    <style:style style:name="P44" style:family="paragraph" style:parent-style-name="Text_20_body" style:list-style-name="L2">
      <style:paragraph-properties fo:text-align="start" style:justify-single-word="false"/>
      <style:text-properties style:font-name="Arial1" fo:font-size="11pt" officeooo:rsid="001bfb65" officeooo:paragraph-rsid="00186095" style:font-size-asian="9.60000038146973pt" style:font-size-complex="11pt"/>
    </style:style>
    <style:style style:name="P45" style:family="paragraph" style:parent-style-name="Text_20_body">
      <style:paragraph-properties fo:text-align="start" style:justify-single-word="false"/>
      <style:text-properties style:font-name="Arial1" fo:font-size="11pt" officeooo:rsid="001bfb65" officeooo:paragraph-rsid="0017ecc3" style:font-size-asian="9.60000038146973pt" style:font-size-complex="11pt"/>
    </style:style>
    <style:style style:name="P46" style:family="paragraph" style:parent-style-name="Text_20_body">
      <style:paragraph-properties fo:text-align="start" style:justify-single-word="false"/>
      <style:text-properties style:font-name="Arial1" fo:font-size="11pt" officeooo:rsid="001bfb65" officeooo:paragraph-rsid="00186095" style:font-size-asian="9.60000038146973pt" style:font-size-complex="11pt"/>
    </style:style>
    <style:style style:name="P47" style:family="paragraph" style:parent-style-name="Text_20_body" style:list-style-name="L14">
      <style:paragraph-properties fo:text-align="start" style:justify-single-word="false"/>
      <style:text-properties style:font-name="Arial1" fo:font-size="11pt" officeooo:rsid="001bfb65" officeooo:paragraph-rsid="00186095" style:font-size-asian="9.60000038146973pt" style:font-size-complex="11pt"/>
    </style:style>
    <style:style style:name="P48" style:family="paragraph" style:parent-style-name="Text_20_body">
      <style:paragraph-properties fo:text-align="start" style:justify-single-word="false"/>
      <style:text-properties style:font-name="Arial1" fo:font-size="11pt" officeooo:rsid="001bfb65" officeooo:paragraph-rsid="00193fc2" style:font-size-asian="9.60000038146973pt" style:font-size-complex="11pt"/>
    </style:style>
    <style:style style:name="P49" style:family="paragraph" style:parent-style-name="Text_20_body" style:list-style-name="L16">
      <style:paragraph-properties fo:text-align="start" style:justify-single-word="false"/>
      <style:text-properties style:font-name="Arial1" fo:font-size="11pt" officeooo:rsid="001bfb65" officeooo:paragraph-rsid="00193fc2" style:font-size-asian="9.60000038146973pt" style:font-size-complex="11pt"/>
    </style:style>
    <style:style style:name="P50" style:family="paragraph" style:parent-style-name="Text_20_body" style:list-style-name="L2">
      <style:paragraph-properties fo:text-align="start" style:justify-single-word="false"/>
      <style:text-properties style:font-name="Arial1" fo:font-size="11pt" officeooo:rsid="001d79d5" officeooo:paragraph-rsid="0017ecc3" style:font-size-asian="9.60000038146973pt" style:font-size-complex="11pt"/>
    </style:style>
    <style:style style:name="P51" style:family="paragraph" style:parent-style-name="Text_20_body">
      <style:paragraph-properties fo:text-align="start" style:justify-single-word="false"/>
      <style:text-properties style:font-name="Arial1" fo:font-size="11pt" officeooo:rsid="001d79d5" officeooo:paragraph-rsid="0017ecc3" style:font-size-asian="9.60000038146973pt" style:font-size-complex="11pt"/>
    </style:style>
    <style:style style:name="P52" style:family="paragraph" style:parent-style-name="Text_20_body">
      <style:paragraph-properties fo:text-align="start" style:justify-single-word="false"/>
      <style:text-properties style:font-name="Arial1" fo:font-size="11pt" officeooo:rsid="001d79d5" officeooo:paragraph-rsid="00186095" style:font-size-asian="9.60000038146973pt" style:font-size-complex="11pt"/>
    </style:style>
    <style:style style:name="P53" style:family="paragraph" style:parent-style-name="Text_20_body" style:list-style-name="L14">
      <style:paragraph-properties fo:text-align="start" style:justify-single-word="false"/>
      <style:text-properties style:font-name="Arial1" fo:font-size="11pt" officeooo:rsid="001d79d5" officeooo:paragraph-rsid="00186095" style:font-size-asian="9.60000038146973pt" style:font-size-complex="11pt"/>
    </style:style>
    <style:style style:name="P54" style:family="paragraph" style:parent-style-name="Text_20_body" style:list-style-name="L14">
      <style:paragraph-properties fo:text-align="start" style:justify-single-word="false"/>
      <style:text-properties style:font-name="Arial1" fo:font-size="11pt" officeooo:rsid="001d79d5" officeooo:paragraph-rsid="00193fc2" style:font-size-asian="9.60000038146973pt" style:font-size-complex="11pt"/>
    </style:style>
    <style:style style:name="P55" style:family="paragraph" style:parent-style-name="Text_20_body">
      <style:paragraph-properties fo:text-align="start" style:justify-single-word="false"/>
      <style:text-properties style:font-name="Arial1" fo:font-size="11pt" officeooo:rsid="001d79d5" officeooo:paragraph-rsid="00193fc2" style:font-size-asian="9.60000038146973pt" style:font-size-complex="11pt"/>
    </style:style>
    <style:style style:name="P56" style:family="paragraph" style:parent-style-name="Text_20_body">
      <style:paragraph-properties fo:text-align="start" style:justify-single-word="false"/>
      <style:text-properties style:font-name="Arial1" fo:font-size="11pt" officeooo:rsid="002025d6" officeooo:paragraph-rsid="0017ecc3" style:font-size-asian="9.60000038146973pt" style:font-size-complex="11pt"/>
    </style:style>
    <style:style style:name="P57" style:family="paragraph" style:parent-style-name="Text_20_body">
      <style:paragraph-properties fo:text-align="start" style:justify-single-word="false"/>
      <style:text-properties style:font-name="Arial1" fo:font-size="11pt" officeooo:rsid="002025d6" officeooo:paragraph-rsid="00186095" style:font-size-asian="9.60000038146973pt" style:font-size-complex="11pt"/>
    </style:style>
    <style:style style:name="P58" style:family="paragraph" style:parent-style-name="Text_20_body">
      <style:paragraph-properties fo:text-align="start" style:justify-single-word="false"/>
      <style:text-properties style:font-name="Arial1" fo:font-size="11pt" officeooo:rsid="0022b80b" officeooo:paragraph-rsid="00186095" style:font-size-asian="9.60000038146973pt" style:font-size-complex="11pt"/>
    </style:style>
    <style:style style:name="P59" style:family="paragraph" style:parent-style-name="Text_20_body" style:list-style-name="L16">
      <style:paragraph-properties fo:text-align="start" style:justify-single-word="false"/>
      <style:text-properties style:font-name="Arial1" fo:font-size="11pt" officeooo:rsid="00193fc2" officeooo:paragraph-rsid="00193fc2" style:font-size-asian="9.60000038146973pt" style:font-size-complex="11pt"/>
    </style:style>
    <style:style style:name="P60" style:family="paragraph" style:parent-style-name="Text_20_body">
      <style:paragraph-properties fo:text-align="center" style:justify-single-word="false"/>
      <style:text-properties style:font-name="Arial1" fo:font-size="16pt" officeooo:rsid="001bfb65" officeooo:paragraph-rsid="0017ecc3" style:font-size-asian="14pt" style:font-size-complex="16pt"/>
    </style:style>
    <style:style style:name="P61" style:family="paragraph" style:parent-style-name="Text_20_body">
      <style:paragraph-properties fo:text-align="center" style:justify-single-word="false"/>
      <style:text-properties style:font-name="Arial1" fo:font-size="16pt" officeooo:rsid="001bfb65" officeooo:paragraph-rsid="00186095" style:font-size-asian="14pt" style:font-size-complex="16pt"/>
    </style:style>
    <style:style style:name="P62" style:family="paragraph" style:parent-style-name="Text_20_body">
      <style:paragraph-properties fo:text-align="center" style:justify-single-word="false"/>
      <style:text-properties style:font-name="Arial1" fo:font-size="16pt" officeooo:rsid="001bfb65" officeooo:paragraph-rsid="00193fc2" style:font-size-asian="14pt" style:font-size-complex="16pt"/>
    </style:style>
    <style:style style:name="P63" style:family="paragraph" style:parent-style-name="Text_20_body">
      <style:paragraph-properties fo:text-align="start" style:justify-single-word="false"/>
      <style:text-properties style:font-name="Arial1" fo:font-size="16pt" officeooo:rsid="001bfb65" officeooo:paragraph-rsid="0017ecc3" style:font-size-asian="14pt" style:font-size-complex="16pt"/>
    </style:style>
    <style:style style:name="P64" style:family="paragraph" style:parent-style-name="Text_20_body">
      <style:paragraph-properties fo:text-align="start" style:justify-single-word="false"/>
      <style:text-properties style:font-name="Arial1" fo:font-size="16pt" officeooo:rsid="001bfb65" officeooo:paragraph-rsid="00193fc2" style:font-size-asian="14pt" style:font-size-complex="16pt"/>
    </style:style>
    <style:style style:name="P65" style:family="paragraph" style:parent-style-name="Text_20_body">
      <style:paragraph-properties fo:text-align="center" style:justify-single-word="false"/>
      <style:text-properties style:font-name="Arial1" fo:font-size="16pt" officeooo:rsid="0022b80b" officeooo:paragraph-rsid="00186095" style:font-size-asian="14pt" style:font-size-complex="16pt"/>
    </style:style>
    <style:style style:name="P66" style:family="paragraph" style:parent-style-name="Text_20_body">
      <style:paragraph-properties fo:text-align="center" style:justify-single-word="false" fo:break-before="page"/>
      <style:text-properties style:font-name="Arial1" fo:font-size="20pt" officeooo:rsid="001bfb65" officeooo:paragraph-rsid="0017ecc3" style:font-size-asian="17.5pt" style:font-size-complex="20pt"/>
    </style:style>
    <style:style style:name="P67" style:family="paragraph" style:parent-style-name="Text_20_body">
      <style:paragraph-properties fo:text-align="center" style:justify-single-word="false" fo:break-before="page"/>
      <style:text-properties style:font-name="Arial1" fo:font-size="20pt" officeooo:rsid="001bfb65" officeooo:paragraph-rsid="00186095" style:font-size-asian="17.5pt" style:font-size-complex="20pt"/>
    </style:style>
    <style:style style:name="T1" style:family="text">
      <style:text-properties officeooo:rsid="002305e4"/>
    </style:style>
    <style:style style:name="T2" style:family="text">
      <style:text-properties officeooo:rsid="0022b80b"/>
    </style:style>
    <style:style style:name="T3" style:family="text">
      <style:text-properties officeooo:rsid="0017ecc3"/>
    </style:style>
    <style:style style:name="T4" style:family="text">
      <style:text-properties officeooo:rsid="00186095"/>
    </style:style>
    <style:style style:name="T5" style:family="text">
      <style:text-properties officeooo:rsid="00193f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ear <text:span text:style-name="T3">cita</text:span> RF-<text:span text:style-name="T3">04</text:span></text:p>
      <text:p text:style-name="P17"/>
      <text:p text:style-name="P20">Resumen</text:p>
      <text:p text:style-name="P4"/>
      <text:p text:style-name="P4">El trabajador podrá crear una <text:span text:style-name="T3">cita</text:span> y guardarla en la base de datos </text:p>
      <text:p text:style-name="P4"/>
      <text:p text:style-name="P23">Código</text:p>
      <text:p text:style-name="P23"/>
      <text:p text:style-name="P4"><text:span text:style-name="T4">RF</text:span>-04</text:p>
      <text:p text:style-name="P29"/>
      <text:p text:style-name="P23">Nombre</text:p>
      <text:p text:style-name="P23"/>
      <text:p text:style-name="P2">Crear una nueva <text:s/><text:span text:style-name="T3">cita</text:span></text:p>
      <text:p text:style-name="P4"/>
      <text:p text:style-name="P23">Actor(es)</text:p>
      <text:p text:style-name="P23"/>
      <text:p text:style-name="P35">Trabajador</text:p>
      <text:p text:style-name="P23">Precondición</text:p>
      <text:p text:style-name="P23"/>
      <text:p text:style-name="P1">El <text:span text:style-name="T4">trabajador</text:span> ha iniciado sesión en el sistema</text:p>
      <text:p text:style-name="P26"/>
      <text:p text:style-name="P23">Postcondicione<text:span text:style-name="T1">s</text:span></text:p>
      <text:p text:style-name="P23"/>
      <text:p text:style-name="P1"/>
      <text:p text:style-name="P2">Se crea una <text:span text:style-name="T3">cita</text:span> la cual se guarda en la base de datos</text:p>
      <text:p text:style-name="P32"/>
      <text:p text:style-name="P32"/>
      <text:p text:style-name="P60">Secuencia de pasos</text:p>
      <text:p text:style-name="P63"/>
      <text:p text:style-name="P45">- Flujo Principal:</text:p>
      <text:list xml:id="list1249766350" text:style-name="L2">
        <text:list-item>
          <text:p text:style-name="P44">El <text:span text:style-name="T4">trabajador</text:span> selecciona la opción de crear una <text:s/><text:span text:style-name="T3">cita</text:span></text:p>
        </text:list-item>
        <text:list-item>
          <text:p text:style-name="P43">El sistema muestra el formulario para rellenar los datos pertenecientes a la cita</text:p>
        </text:list-item>
        <text:list-item>
          <text:p text:style-name="P43">El trabajador rellenas los campos de la cita</text:p>
        </text:list-item>
        <text:list-item>
          <text:p text:style-name="P43">El trabajador confirma la acción de crear la cita</text:p>
        </text:list-item>
        <text:list-item>
          <text:p text:style-name="P50">El sistema valida los datos y los guarda en la base de datos.</text:p>
        </text:list-item>
      </text:list>
      <text:p text:style-name="P51"/>
      <text:p text:style-name="P51">- Flujo Alternativo</text:p>
      <text:list text:style-name="L7">
        <text:list-item>
          <text:p text:style-name="P36">El trabajador cancela la acción de crear la cita y regresa al punto inicial. </text:p>
        </text:list-item>
      </text:list>
      <text:p text:style-name="P45"/>
      <text:p text:style-name="P67"><text:span text:style-name="T4">Editar</text:span> cita RF-<text:span text:style-name="T4">05</text:span></text:p>
      <text:p text:style-name="P61"/>
      <text:p text:style-name="P65">Resumen</text:p>
      <text:p text:style-name="P57">Permite al trabajador <text:span text:style-name="T2">editar</text:span> una cita existente de la base de datos en el controlador de estaciones</text:p>
      <text:p text:style-name="P57"/>
      <text:p text:style-name="P65">Código</text:p>
      <text:p text:style-name="P58">CU-0<text:span text:style-name="T4">5</text:span></text:p>
      <text:p text:style-name="P58"/>
      <text:p text:style-name="P65">Nombre</text:p>
      <text:p text:style-name="P58"><text:line-break/>Actualizar cita</text:p>
      <text:p text:style-name="P65">Actor</text:p>
      <text:p text:style-name="P58"><text:span text:style-name="T5">T</text:span>rabajador</text:p>
      <text:p text:style-name="P58"/>
      <text:p text:style-name="P65">Precondiciones</text:p>
      <text:p text:style-name="P2">El trabajador ha iniciado sesión en el sistema</text:p>
      <text:p text:style-name="P2"/>
      <text:p text:style-name="P10">Existe al menos una cita almacenada en la base de datos</text:p>
      <text:p text:style-name="P10"/>
      <text:p text:style-name="P10"/>
      <text:p text:style-name="P24">Postcondiciones</text:p>
      <text:p text:style-name="P24"/>
      <text:p text:style-name="P10">L<text:span text:style-name="T2">os datos </text:span><text:span text:style-name="T1">de</text:span><text:span text:style-name="T2"> la </text:span>cita <text:span text:style-name="T2">seleccionada en</text:span> la base de datos <text:span text:style-name="T2">es actualiza</text:span></text:p>
      <text:p text:style-name="P10"/>
      <text:p text:style-name="P10"/>
      <text:p text:style-name="P27">Secuencia de pasos</text:p>
      <text:p text:style-name="P10"/>
      <text:p text:style-name="P10">- <text:span text:style-name="T2">Flujo principal</text:span></text:p>
      <text:p text:style-name="P10"/>
      <text:list text:style-name="L10">
        <text:list-item>
          <text:p text:style-name="P8">El trabajador selecciona la opción <text:span text:style-name="T2">editar </text:span>cita.</text:p>
        </text:list-item>
        <text:list-item>
          <text:p text:style-name="P8">El sistema muestra una lista de las estaciones disponibles en el sistema.</text:p>
        </text:list-item>
        <text:list-item>
          <text:p text:style-name="P8">El trabajador selecciona una cita.</text:p>
        </text:list-item>
        <text:list-item>
          <text:p text:style-name="P11">Se muestran los datos de la cita y se podrá editar estos</text:p>
        </text:list-item>
        <text:list-item>
          <text:p text:style-name="P11">El trabajador modifica los datos necesarios</text:p>
        </text:list-item>
        <text:list-item>
          <text:p text:style-name="P11">El trabajador confirma la acción</text:p>
        </text:list-item>
        <text:list-item>
          <text:p text:style-name="P11">El sistema valida la actualización y guarda los datos en la base de datos</text:p>
        </text:list-item>
      </text:list>
      <text:p text:style-name="P12"/>
      <text:p text:style-name="P12">- Flujo Alternativo</text:p>
      <text:p text:style-name="P12"/>
      <text:list text:style-name="L13">
        <text:list-item>
          <text:p text:style-name="P40">El trabajador cancela la acción de crear la cita y regresa al punto inicial. </text:p>
        </text:list-item>
      </text:list>
      <text:p text:style-name="P66"><text:span text:style-name="T4">Borrar </text:span>cita RF-<text:span text:style-name="T4">6</text:span></text:p>
      <text:p text:style-name="P56"/>
      <text:p text:style-name="P60">Resumen</text:p>
      <text:p text:style-name="P56">Permite al trabajador eliminar una cita existente de la base de datos </text:p>
      <text:p text:style-name="P56"/>
      <text:p text:style-name="P60">Código</text:p>
      <text:p text:style-name="P56">CU-0<text:span text:style-name="T4">6</text:span></text:p>
      <text:p text:style-name="P56"/>
      <text:p text:style-name="P60">Nombre</text:p>
      <text:p text:style-name="P56">Eliminar cita</text:p>
      <text:p text:style-name="P56"/>
      <text:p text:style-name="P60">Actor</text:p>
      <text:p text:style-name="P56"><text:span text:style-name="T5">T</text:span>rabajador</text:p>
      <text:p text:style-name="P60">Precondiciones</text:p>
      <text:p text:style-name="P1">El trabajador ha iniciado sesión en el sistema</text:p>
      <text:p text:style-name="P1"/>
      <text:p text:style-name="P9">Existe al menos una cita almacenada en la base de datos</text:p>
      <text:p text:style-name="P9"/>
      <text:p text:style-name="P9"/>
      <text:p text:style-name="P23">Postcondiciones</text:p>
      <text:p text:style-name="P23"/>
      <text:p text:style-name="P9">La cita <text:span text:style-name="T2">seleccionada </text:span>es eliminada de la base de datos </text:p>
      <text:p text:style-name="P23"/>
      <text:p text:style-name="P23">Secuencia de datos</text:p>
      <text:p text:style-name="P23"/>
      <text:p text:style-name="P9">- Flujo principal</text:p>
      <text:p text:style-name="P9"/>
      <text:list text:style-name="L8">
        <text:list-item>
          <text:p text:style-name="P7">El trabajador selecciona la opción eliminar cita.</text:p>
        </text:list-item>
        <text:list-item>
          <text:p text:style-name="P7">El sistema muestra una lista de las estaciones disponibles en el sistema.</text:p>
        </text:list-item>
        <text:list-item>
          <text:p text:style-name="P7">El trabajador selecciona una cita.</text:p>
        </text:list-item>
        <text:list-item>
          <text:p text:style-name="P7">El trabajador confirma la acción de eliminar la cita.</text:p>
        </text:list-item>
        <text:list-item>
          <text:p text:style-name="P7">El sistema elimina la cita de la base de datos.</text:p>
        </text:list-item>
      </text:list>
      <text:p text:style-name="P9"/>
      <text:p text:style-name="P9">- Flujo alternativo</text:p>
      <text:p text:style-name="P9"/>
      <text:list text:style-name="L9">
        <text:list-item>
          <text:p text:style-name="P37">El trabajador cancela la acción de crear la cita y regresa al punto inicial. </text:p>
        </text:list-item>
      </text:list>
      <text:p text:style-name="P38"/>
      <text:p text:style-name="P38"/>
      <text:p text:style-name="P38"/>
      <text:p text:style-name="P15"><text:soft-page-break/><text:span text:style-name="T4">Generar un informe</text:span> RF-<text:span text:style-name="T3">0</text:span><text:span text:style-name="T4">8</text:span></text:p>
      <text:p text:style-name="P18"/>
      <text:p text:style-name="P21">Resumen</text:p>
      <text:p text:style-name="P5"/>
      <text:p text:style-name="P5">El trabajador podrá <text:span text:style-name="T4">generar un informe</text:span> y <text:span text:style-name="T4">los datos generados serán guardados dentro de una cita</text:span></text:p>
      <text:p text:style-name="P5"/>
      <text:p text:style-name="P24">Código</text:p>
      <text:p text:style-name="P24"/>
      <text:p text:style-name="P5"><text:span text:style-name="T4">RF</text:span>-0<text:span text:style-name="T4">8</text:span></text:p>
      <text:p text:style-name="P30"/>
      <text:p text:style-name="P24">Nombre</text:p>
      <text:p text:style-name="P24"/>
      <text:p text:style-name="P13">Generar un informe</text:p>
      <text:p text:style-name="P5"/>
      <text:p text:style-name="P24">Actor(es)</text:p>
      <text:p text:style-name="P24"/>
      <text:p text:style-name="P35">Trabajador</text:p>
      <text:p text:style-name="P24">Precondición</text:p>
      <text:p text:style-name="P24"/>
      <text:p text:style-name="P2">El <text:span text:style-name="T4">trabajador</text:span> ha iniciado sesión en el sistema</text:p>
      <text:p text:style-name="P27"/>
      <text:p text:style-name="P24">Postcondicione<text:span text:style-name="T1">s</text:span></text:p>
      <text:p text:style-name="P24"/>
      <text:p text:style-name="P2"/>
      <text:p text:style-name="P2">Se <text:span text:style-name="T5">muestra </text:span><text:span text:style-name="T4">un informe </text:span><text:span text:style-name="T5">y se pregunta al trabajador si quiere que sea exportado</text:span></text:p>
      <text:p text:style-name="P33"/>
      <text:p text:style-name="P33"/>
      <text:p text:style-name="P61">Secuencia de pasos</text:p>
      <text:p text:style-name="P61"/>
      <text:p text:style-name="P46">- Flujo Principal:</text:p>
      <text:list xml:id="list3488587213" text:style-name="L14">
        <text:list-item>
          <text:p text:style-name="P47">El <text:span text:style-name="T4">trabajador</text:span> selecciona la opción de <text:span text:style-name="T4">generar</text:span> una <text:span text:style-name="T4">informe</text:span></text:p>
        </text:list-item>
        <text:list-item>
          <text:p text:style-name="P47">El sistema muestra <text:span text:style-name="T5">la información generada por el informe</text:span></text:p>
        </text:list-item>
        <text:list-item>
          <text:p text:style-name="P47">El <text:span text:style-name="T5">el sistema pregunta al trabajador si desea exportar el informe</text:span></text:p>
          <text:p text:style-name="P47"/>
          <text:p text:style-name="P53"/>
        </text:list-item>
      </text:list>
      <text:p text:style-name="P52">- Flujo Alternativo</text:p>
      <text:list text:style-name="L12">
        <text:list-item>
          <text:p text:style-name="P39">El trabajador cancela la acción de <text:span text:style-name="T5">generar</text:span><text:span text:style-name="T4"> el informe </text:span>y regresa al punto inicial. </text:p>
        </text:list-item>
      </text:list>
      <text:p text:style-name="P41"/>
      <text:p text:style-name="P41"/>
      <text:p text:style-name="P16"><text:soft-page-break/><text:span text:style-name="T5">Exportar</text:span><text:span text:style-name="T4"> un informe</text:span> RF-<text:span text:style-name="T3">0</text:span><text:span text:style-name="T5">9</text:span></text:p>
      <text:p text:style-name="P19"/>
      <text:p text:style-name="P22">Resumen</text:p>
      <text:p text:style-name="P6"/>
      <text:p text:style-name="P6">El trabajador podrá <text:span text:style-name="T5">exportar</text:span><text:span text:style-name="T4"> un informe</text:span> <text:span text:style-name="T5">en Json o Html</text:span></text:p>
      <text:p text:style-name="P6"/>
      <text:p text:style-name="P25">Código</text:p>
      <text:p text:style-name="P25"/>
      <text:p text:style-name="P6"><text:span text:style-name="T4">RF</text:span>-0<text:span text:style-name="T5">9</text:span></text:p>
      <text:p text:style-name="P31"/>
      <text:p text:style-name="P25">Nombre</text:p>
      <text:p text:style-name="P25"/>
      <text:p text:style-name="P13">Exportar un informe</text:p>
      <text:p text:style-name="P6"/>
      <text:p text:style-name="P25">Actor(es)</text:p>
      <text:p text:style-name="P25"/>
      <text:p text:style-name="P35">Trabajador</text:p>
      <text:p text:style-name="P25">Precondición</text:p>
      <text:p text:style-name="P25"/>
      <text:p text:style-name="P3">El <text:span text:style-name="T4">trabajador </text:span><text:span text:style-name="T5">ha</text:span> <text:span text:style-name="T5">seleccionado la opción generar informe</text:span></text:p>
      <text:p text:style-name="P28"/>
      <text:p text:style-name="P25">Postcondicione<text:span text:style-name="T1">s</text:span></text:p>
      <text:p text:style-name="P25"/>
      <text:p text:style-name="P3"/>
      <text:p text:style-name="P3">Se <text:span text:style-name="T5">exporta </text:span><text:span text:style-name="T4">un informe el </text:span>cual se guarda en <text:span text:style-name="T5">un fichero con formato Json o Html</text:span></text:p>
      <text:p text:style-name="P34"/>
      <text:p text:style-name="P34"/>
      <text:p text:style-name="P62">Secuencia de pasos</text:p>
      <text:p text:style-name="P64"/>
      <text:p text:style-name="P48">- Flujo Principal:</text:p>
      <text:list text:style-name="L16">
        <text:list-item>
          <text:p text:style-name="P49">El <text:span text:style-name="T4">trabajador</text:span> selecciona la opción de <text:span text:style-name="T5">exportar</text:span> <text:span text:style-name="T5">el</text:span> <text:span text:style-name="T4">informe</text:span></text:p>
        </text:list-item>
        <text:list-item>
          <text:p text:style-name="P49">El sistema <text:span text:style-name="T5">exporta los datos en dos ficheros uno con formato Json y el otro Html</text:span></text:p>
        </text:list-item>
        <text:list-item>
          <text:p text:style-name="P59">El sistema notifica que los datos han sido exportados</text:p>
        </text:list-item>
        <text:list-item>
          <text:p text:style-name="P49">El trabajador <text:span text:style-name="T5">confirma la notificación</text:span></text:p>
        </text:list-item>
      </text:list>
      <text:list xml:id="list123618584562531" text:continue-list="list3488587213" text:style-name="L14">
        <text:list-header>
          <text:p text:style-name="P54"/>
        </text:list-header>
      </text:list>
      <text:p text:style-name="P55">- Flujo Alternativo</text:p>
      <text:list text:style-name="L15">
        <text:list-item>
          <text:p text:style-name="P42">El trabajador cancela la acción de <text:span text:style-name="T5">exportar un informe</text:span><text:span text:style-name="T4"> </text:span>y regresa al punto inicia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7T11:45:37.321000000</meta:creation-date>
    <dc:date>2023-05-27T12:36:16.348000000</dc:date>
    <meta:editing-duration>PT50M39S</meta:editing-duration>
    <meta:editing-cycles>3</meta:editing-cycles>
    <meta:generator>LibreOffice/7.4.5.1$Windows_x86 LibreOffice_project/9c0871452b3918c1019dde9bfac75448afc4b57f</meta:generator>
    <meta:document-statistic meta:table-count="0" meta:image-count="0" meta:object-count="0" meta:page-count="5" meta:paragraph-count="111" meta:word-count="635" meta:character-count="3629" meta:non-whitespace-character-count="3123"/>
  </office:meta>
</office:document-meta>
</file>